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NormalWeb" style:family="paragraph">
      <style:paragraph-properties fo:text-align="justify" fo:margin-top="0in" fo:margin-bottom="0in" fo:background-color="#FFFFFF"/>
    </style:style>
    <style:style style:name="T7" style:parent-style-name="Policepardéfaut" style:family="text">
      <style:text-properties style:font-name="Segoe UI" style:font-name-complex="Segoe UI" fo:color="#242424" fo:font-size="11pt" style:font-size-asian="11pt" style:font-size-complex="11pt"/>
    </style:style>
    <style:style style:name="T8" style:parent-style-name="Policepardéfaut" style:family="text">
      <style:text-properties style:font-name="Segoe UI" style:font-name-complex="Segoe UI" fo:color="#242424" fo:font-size="11pt" style:font-size-asian="11pt" style:font-size-complex="11pt"/>
    </style:style>
    <style:style style:name="P9" style:parent-style-name="NormalWeb" style:family="paragraph">
      <style:paragraph-properties fo:text-align="justify" fo:margin-top="0in" fo:margin-bottom="0in" fo:background-color="#FFFFFF"/>
    </style:style>
    <style:style style:name="T10" style:parent-style-name="Policepardéfaut" style:family="text">
      <style:text-properties style:font-name="Segoe UI" style:font-name-complex="Segoe UI" fo:color="#242424" fo:font-size="11pt" style:font-size-asian="11pt" style:font-size-complex="11pt"/>
    </style:style>
    <style:style style:name="T11" style:parent-style-name="Policepardéfaut" style:family="text">
      <style:text-properties style:font-name="Segoe UI" style:font-name-complex="Segoe UI" fo:color="#242424" fo:font-size="11pt" style:font-size-asian="11pt" style:font-size-complex="11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Paragraphedeliste" style:family="paragraph">
      <style:paragraph-properties fo:margin-left="0.743in">
        <style:tab-stops/>
      </style:paragraph-properties>
    </style:style>
    <style:style style:name="P14" style:parent-style-name="Paragraphedeliste" style:list-style-name="LFO2" style:family="paragraph"/>
    <style:style style:name="P15" style:parent-style-name="Paragraphedeliste" style:list-style-name="LFO2" style:family="paragraph"/>
    <style:style style:name="P16" style:parent-style-name="Paragraphedeliste" style:list-style-name="LFO2" style:family="paragraph"/>
    <style:style style:name="P17" style:parent-style-name="Paragraphedeliste" style:list-style-name="LFO2" style:family="paragraph"/>
    <style:style style:name="P18" style:parent-style-name="Paragraphedeliste" style:list-style-name="LFO2" style:family="paragraph"/>
    <style:style style:name="P19" style:parent-style-name="Paragraphedeliste" style:list-style-name="LFO2" style:family="paragraph"/>
    <style:style style:name="P20" style:parent-style-name="Paragraphedeliste" style:list-style-name="LFO2" style:family="paragraph"/>
    <style:style style:name="P21" style:parent-style-name="Paragraphedeliste" style:list-style-name="LFO2" style:family="paragraph"/>
    <style:style style:name="P22" style:parent-style-name="Paragraphedeliste" style:list-style-name="LFO2" style:family="paragraph"/>
    <style:style style:name="P23" style:parent-style-name="Paragraphedeliste" style:list-style-name="LFO2" style:family="paragraph"/>
    <style:style style:name="P24" style:parent-style-name="Paragraphedeliste" style:list-style-name="LFO2" style:family="paragraph"/>
    <style:style style:name="P25" style:parent-style-name="Paragraphedeliste" style:list-style-name="LFO2" style:family="paragraph">
      <style:text-properties fo:background-color="#FFFF00"/>
    </style:style>
    <style:style style:name="P26" style:parent-style-name="Paragraphedeliste" style:list-style-name="LFO2" style:family="paragraph">
      <style:text-properties fo:background-color="#FFFF00"/>
    </style:style>
    <style:style style:name="P27" style:parent-style-name="Paragraphedeliste" style:list-style-name="LFO2" style:family="paragraph"/>
    <style:style style:name="T28" style:parent-style-name="Policepardéfaut" style:family="text">
      <style:text-properties style:font-name="Segoe UI" style:font-name-complex="Segoe UI" fo:color="#242424" fo:font-size="10.5pt" style:font-size-asian="10.5pt" style:font-size-complex="10.5pt" fo:background-color="#FFFFFF"/>
    </style:style>
    <style:style style:name="T29" style:parent-style-name="Policepardéfaut" style:family="text">
      <style:text-properties style:font-name="Segoe UI" style:font-name-complex="Segoe UI" fo:color="#242424" fo:font-size="10.5pt" style:font-size-asian="10.5pt" style:font-size-complex="10.5pt" fo:background-color="#FFFFFF"/>
    </style:style>
    <style:style style:name="T30" style:parent-style-name="Policepardéfaut" style:family="text">
      <style:text-properties style:font-name="Segoe UI" style:font-name-complex="Segoe UI" fo:color="#242424" fo:font-size="10.5pt" style:font-size-asian="10.5pt" style:font-size-complex="10.5pt" fo:background-color="#FFFFFF"/>
    </style:style>
    <style:style style:name="T31" style:parent-style-name="Policepardéfaut" style:family="text">
      <style:text-properties style:font-name="Segoe UI" style:font-name-complex="Segoe UI" fo:color="#242424" fo:font-size="10.5pt" style:font-size-asian="10.5pt" style:font-size-complex="10.5pt" fo:background-color="#FFFFFF"/>
    </style:style>
    <style:style style:name="T32" style:parent-style-name="Policepardéfaut" style:family="text">
      <style:text-properties style:font-name="Segoe UI" style:font-name-complex="Segoe UI" fo:color="#242424" fo:font-size="10.5pt" style:font-size-asian="10.5pt" style:font-size-complex="10.5pt" fo:background-color="#FFFFFF"/>
    </style:style>
    <style:style style:name="T33" style:parent-style-name="Policepardéfaut" style:family="text">
      <style:text-properties style:font-name="Segoe UI" style:font-name-complex="Segoe UI" fo:color="#242424" fo:font-size="10.5pt" style:font-size-asian="10.5pt" style:font-size-complex="10.5pt" fo:background-color="#FFFFFF"/>
    </style:style>
  </office:automatic-styles>
  <office:body>
    <office:text text:use-soft-page-breaks="true">
      <text:p text:style-name="P1"><text:span text:style-name="T2">Idée du projet :</text:span><text:s/><text:span text:style-name="T3">VOITURE INTELLIGENTE</text:span></text:p>
      <text:p text:style-name="Normal">Noms des participants :</text:p>
      <text:list text:style-name="LFO1" text:continue-numbering="true">
        <text:list-item>
          <text:p text:style-name="P4">MODJO TAGNE Darline P</text:p>
        </text:list-item>
        <text:list-item>
          <text:p text:style-name="P5">NOMEGNE Muriane<text:s/></text:p>
        </text:list-item>
      </text:list>
      <text:p text:style-name="Normal"/>
      <text:p text:style-name="Normal"/>
      <text:p text:style-name="P6"><text:span text:style-name="T7">Nous voulons implémenter une voiture intelligente qui suit une trajectoire, étant capable de tourner face à l'obstacle, en<text:s/></text:span><text:span text:style-name="T8">émettant un bruit grâce au buzeur.</text:span></text:p>
      <text:p text:style-name="P9"><text:span text:style-name="T10"><text:s/>La Led RGB doit signaler le positionnement grâce aux différentes couleurs qu'elle peut prendre, le châssis nous permettra de monter les différents composants, l'interface contrôleur pour transmettre les directives aux mo</text:span><text:span text:style-name="T11">teurs pas à pas, et la photorésistance quant-à-elle, nous servira de capteur de lumière (en cas d'obscurité elle s'allume).</text:span></text:p>
      <text:p text:style-name="Normal"/>
      <text:p text:style-name="Normal"/>
      <text:p text:style-name="P12">Listes des matériaux :</text:p>
      <text:p text:style-name="P13"/>
      <text:list text:style-name="LFO2" text:continue-numbering="true">
        <text:list-item>
          <text:p text:style-name="P14">02 moteurs à courant continus</text:p>
        </text:list-item>
        <text:list-item>
          <text:p text:style-name="P15">02 roues<text:s/></text:p>
        </text:list-item>
        <text:list-item>
          <text:p text:style-name="P16">01 servomoteur<text:s/></text:p>
        </text:list-item>
        <text:list-item>
          <text:p text:style-name="P17">01 buzeur</text:p>
        </text:list-item>
        <text:list-item>
          <text:p text:style-name="P18">Afficheur 7 segments<text:s/></text:p>
        </text:list-item>
        <text:list-item>
          <text:p text:style-name="P19">Led RGB</text:p>
        </text:list-item>
        <text:list-item>
          <text:p text:style-name="P20">Afficheur LCD</text:p>
        </text:list-item>
        <text:list-item>
          <text:p text:style-name="P21">Le châssis (support utilisé pour monter les différents composants )</text:p>
        </text:list-item>
        <text:list-item>
          <text:p text:style-name="P22">L’interface contrôleur<text:s/></text:p>
        </text:list-item>
        <text:list-item>
          <text:p text:style-name="P23">Photo résistance</text:p>
        </text:list-item>
        <text:list-item>
          <text:p text:style-name="P24">Capteur ultrason <text:s/></text:p>
        </text:list-item>
        <text:list-item>
          <text:p text:style-name="P25">Souteneur 3D pour capteur ultrason<text:s/></text:p>
        </text:list-item>
        <text:list-item>
          <text:p text:style-name="P26">Une simple roue</text:p>
        </text:list-item>
        <text:list-item>
          <text:p text:style-name="P27">Resistance pour les LED</text:p>
        </text:list-item>
      </text:list>
      <text:p text:style-name="Normal"/>
      <text:p text:style-name="Normal"><text:span text:style-name="T28">En fait un servomoteur tourne et se positionne selon qu'on lu</text:span><text:span text:style-name="T29">i donne. Si vous voulez un robot avec des roues, il faut utiliser des moteurs à courant continu et pas des moteurs pas à pas. On a des châssis à l'école avec deux moteurs et<text:s/></text:span><text:span text:style-name="T30">deux</text:span><text:span text:style-name="T31"><text:s/>roues. Sinon, vous voulez détecter un obstacle, si le capteur ultrason qui va</text:span><text:span text:style-name="T32"><text:s/>le faire. Je vous propose de commencer avec un capteur ultrason et une<text:s/></text:span><text:soft-page-break/><text:span text:style-name="T33">led RGB. La led change de couleurs selon la distance. Après vous pouvez rajouter cette fonctionnalité sur un robot. Est-ce que cela vous convient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MEGNE Muriane</meta:initial-creator>
    <dc:creator>NOMEGNE Muriane</dc:creator>
    <meta:creation-date>2022-03-28T11:16:00Z</meta:creation-date>
    <dc:date>2022-03-31T22:39:00Z</dc:date>
    <meta:template xlink:href="Normal.dotm" xlink:type="simple"/>
    <meta:editing-cycles>15</meta:editing-cycles>
    <meta:editing-duration>PT8280S</meta:editing-duration>
    <meta:document-statistic meta:page-count="2" meta:paragraph-count="2" meta:word-count="228" meta:character-count="1481" meta:row-count="10" meta:non-whitespace-character-count="1255"/>
  </office:meta>
</office:document-meta>
</file>